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169.85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90.49pt"/>
    </style:style>
    <style:style style:name="co5" style:family="table-column">
      <style:table-column-properties fo:break-before="auto" style:column-width="184.9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26.99pt"/>
    </style:style>
    <style:style style:name="co8" style:family="table-column">
      <style:table-column-properties fo:break-before="auto" style:column-width="117.44pt"/>
    </style:style>
    <style:style style:name="co9" style:family="table-column">
      <style:table-column-properties fo:break-before="auto" style:column-width="192.84pt"/>
    </style:style>
    <style:style style:name="co10" style:family="table-column">
      <style:table-column-properties fo:break-before="auto" style:column-width="224.59pt"/>
    </style:style>
    <style:style style:name="co11" style:family="table-column">
      <style:table-column-properties fo:break-before="auto" style:column-width="219.06pt"/>
    </style:style>
    <style:style style:name="co12" style:family="table-column">
      <style:table-column-properties fo:break-before="auto" style:column-width="162.74pt"/>
    </style:style>
    <style:style style:name="co13" style:family="table-column">
      <style:table-column-properties fo:break-before="auto" style:column-width="213.51pt"/>
    </style:style>
    <style:style style:name="co14" style:family="table-column">
      <style:table-column-properties fo:break-before="auto" style:column-width="179.4pt"/>
    </style:style>
    <style:style style:name="co15" style:family="table-column">
      <style:table-column-properties fo:break-before="auto" style:column-width="183.34pt"/>
    </style:style>
    <style:style style:name="co16" style:family="table-column">
      <style:table-column-properties fo:break-before="auto" style:column-width="158.74pt"/>
    </style:style>
    <style:style style:name="co17" style:family="table-column">
      <style:table-column-properties fo:break-before="auto" style:column-width="202.39pt"/>
    </style:style>
    <style:style style:name="co18" style:family="table-column">
      <style:table-column-properties fo:break-before="auto" style:column-width="153.9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ta1" style:family="table" style:master-page-name="PageStyle_5f_microcontrollers">
      <style:table-properties table:display="true" style:writing-mode="lr-tb"/>
    </style:style>
    <style:style style:name="ta2" style:family="table" style:master-page-name="PageStyle_5f_sensors">
      <style:table-properties table:display="true" style:writing-mode="lr-tb"/>
    </style:style>
    <style:style style:name="ta3" style:family="table" style:master-page-name="PageStyle_5f_actuators">
      <style:table-properties table:display="true" style:writing-mode="lr-tb"/>
    </style:style>
    <style:style style:name="ta4" style:family="table" style:master-page-name="PageStyle_5f_hmi">
      <style:table-properties table:display="true" style:writing-mode="lr-tb"/>
    </style:style>
    <style:style style:name="ta5" style:family="table" style:master-page-name="PageStyle_5f_power">
      <style:table-properties table:display="true" style:writing-mode="lr-tb"/>
    </style:style>
    <style:style style:name="ce1" style:family="table-cell" style:parent-style-name="Default">
      <style:table-cell-properties fo:background-color="#07376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7376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7376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7376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Slack-Lato" fo:font-size="11pt" fo:font-style="normal" fo:text-shadow="none" style:text-underline-style="none" fo:font-weight="normal" style:font-size-asian="11pt" style:font-style-asian="normal" style:font-weight-asian="normal" style:font-name-complex="Slack-La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Slack-Lato" fo:font-size="11pt" fo:font-style="normal" fo:text-shadow="none" style:text-underline-style="none" fo:font-weight="normal" style:font-size-asian="11pt" style:font-style-asian="normal" style:font-weight-asian="normal" style:font-name-complex="Slack-Lat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controll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Spec Link</text:p>
          </table:table-cell>
          <table:table-cell table:style-name="ce6" office:value-type="string" calcext:value-type="string" table:number-columns-spanned="2" table:number-rows-spanned="1">
            <text:p>Suppliers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3"/>
          <table:table-cell table:style-name="ce7" office:value-type="string" calcext:value-type="string">
            <text:p>Supplier</text:p>
          </table:table-cell>
          <table:table-cell table:style-name="ce11" office:value-type="string" calcext:value-type="string">
            <text:p>Cost ea (USD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Arduino Nano</text:p>
          </table:table-cell>
          <table:table-cell table:style-name="ce2" office:value-type="string" calcext:value-type="string" table:number-columns-spanned="1" table:number-rows-spanned="3">
            <text:p>Arduino Nano (clone)</text:p>
          </table:table-cell>
          <table:table-cell table:style-name="ce4" office:value-type="string" calcext:value-type="string" table:number-columns-spanned="1" table:number-rows-spanned="3">
            <text:p><text:a xlink:href="https://store.arduino.cc/usa/arduino-nano" xlink:type="simple">https://store.arduino.cc/usa/arduino-nano</text:a></text:p>
          </table:table-cell>
          <table:table-cell table:style-name="ce8" office:value-type="string" calcext:value-type="string">
            <text:p><text:a xlink:href="https://www.aliexpress.com/item/32858764759.html?spm=a2g0o.productlist.0.0.298ff028dOicuH&amp;algo_pvid=83ca69d6-f7d4-4235-b573-b97572793bf2&amp;algo_expid=83ca69d6-f7d4-4235-b573-b97572793bf2-3&amp;btsid=0ab6d67915851752586486884e465e&amp;ws_ab_test=searchweb0_0,searchweb201602_,searchweb201603_" xlink:type="simple">https://www.aliexpress.com/item/32858764759.html?spm=a2g0o.productlist.0.0.298ff028dOicuH&amp;algo_pvid=83ca69d6-f7d4-4235-b573-b97572793bf2&amp;algo_expid=83ca69d6-f7d4-4235-b573-b97572793bf2-3&amp;btsid=0ab6d67915851752586486884e465e&amp;ws_ab_test=searchweb0_0,searchweb201602_,searchweb201603_</text:a></text:p>
          </table:table-cell>
          <table:table-cell table:style-name="ce12" office:value-type="float" office:value="2.83" calcext:value-type="float">
            <text:p>2.83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8" office:value-type="string" calcext:value-type="string">
            <text:p><text:a xlink:href="https://www.ebay.com/itm/Nano-V3-0-Mini-USB-ATmega328-5V-16M-Micro-controller-CH340G-board-For-Arduino-1/372857328936?hash=item56d0075528:g:upAAAOSwTzBd35O4" xlink:type="simple">https://www.ebay.com/itm/Nano-V3-0-Mini-USB-ATmega328-5V-16M-Micro-controller-CH340G-board-For-Arduino-1/372857328936?hash=item56d0075528:g:upAAAOSwTzBd35O4</text:a></text:p>
          </table:table-cell>
          <table:table-cell table:style-name="ce12" office:value-type="float" office:value="1.93" calcext:value-type="float">
            <text:p>1.93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9" office:value-type="string" calcext:value-type="string">
            <text:p><text:a xlink:href="https://www.amazon.com/FTCBlock-Arduino-ATmega328P-Microcontroller-Compatible/dp/B07HF5RMHV/ref=sr_1_17_sspa?keywords=arduino+nano&amp;qid=1585175345&amp;sr=8-17-spons&amp;psc=1&amp;spLa=ZW5jcnlwdGVkUXVhbGlmaWVyPUFUMEk1QlJQNENFUVYmZW5jcnlwdGVkSWQ9QTA2MDA2MzcxSUQ5STFMNkpaTkhMJmVuY3J5cHRlZEFkSWQ9QTA1NjAzNTUxMDJDNlAxUUxBRVBZJndpZGdldE5hbWU9c3BfbXRmJmFjdGlvbj1jbGlja1JlZGlyZWN0JmRvTm90TG9nQ2xpY2s9dHJ1ZQ==" xlink:type="simple">https://www.amazon.com/FTCBlock-Arduino-ATmega328P-Microcontroller-Compatible/dp/B07HF5RMHV/ref=sr_1_17_sspa?keywords=arduino+nano&amp;qid=1585175345&amp;sr=8-17-spons&amp;psc=1&amp;spLa=ZW5jcnlwdGVkUXVhbGlmaWVyPUFUMEk1QlJQNENFUVYmZW5jcnlwdGVkSWQ9QTA2MDA2MzcxSUQ5STFMNkpaTkhMJmVuY3J5cHRlZEFkSWQ9QTA1NjAzNTUxMDJDNlAxUUxBRVBZJndpZGdldE5hbWU9c3BfbXRmJmFjdGlvbj1jbGlja1JlZGlyZWN0JmRvTm90TG9nQ2xpY2s9dHJ1ZQ==</text:a></text:p>
          </table:table-cell>
          <table:table-cell table:style-name="ce12" office:value-type="float" office:value="3.39" calcext:value-type="float">
            <text:p>3.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1" table:number-rows-spanned="3">
            <text:p>Arduino Pro Mini 328</text:p>
          </table:table-cell>
          <table:table-cell table:style-name="ce3" office:value-type="string" calcext:value-type="string" table:number-columns-spanned="1" table:number-rows-spanned="3">
            <text:p>pro mini (clone)</text:p>
          </table:table-cell>
          <table:table-cell table:style-name="ce5" office:value-type="string" calcext:value-type="string" table:number-columns-spanned="1" table:number-rows-spanned="3">
            <text:p><text:a xlink:href="https://store.arduino.cc/usa/arduino-pro-mini" xlink:type="simple">https://store.arduino.cc/usa/arduino-pro-mini</text:a></text:p>
          </table:table-cell>
          <table:table-cell table:style-name="ce9" office:value-type="string" calcext:value-type="string">
            <text:p><text:a xlink:href="https://www.aliexpress.com/item/710625920.html?src=google&amp;src=google&amp;albch=shopping&amp;acnt=494-037-6276&amp;isdl=y&amp;slnk=&amp;plac=&amp;mtctp=&amp;albbt=Google_7_shopping&amp;aff_platform=google&amp;aff_short_key=UneMJZVf&amp;&amp;albagn=888888&amp;albcp=1582410664&amp;albag=59754279756&amp;trgt=743612850714&amp;crea=en710625920&amp;netw=u&amp;device=c&amp;albpg=743612850714&amp;albpd=en710625920&amp;gclid=EAIaIQobChMIqJrvnZq26AIVE7bICh1jLgmQEAQYAyABEgKoBPD_BwE&amp;gclsrc=aw.ds" xlink:type="simple">https://www.aliexpress.com/item/710625920.html?src=google&amp;src=google&amp;albch=shopping&amp;acnt=494-037-6276&amp;isdl=y&amp;slnk=&amp;plac=&amp;mtctp=&amp;albbt=Google_7_shopping&amp;aff_platform=google&amp;aff_short_key=UneMJZVf&amp;&amp;albagn=888888&amp;albcp=1582410664&amp;albag=59754279756&amp;trgt=743612850714&amp;crea=en710625920&amp;netw=u&amp;device=c&amp;albpg=743612850714&amp;albpd=en710625920&amp;gclid=EAIaIQobChMIqJrvnZq26AIVE7bICh1jLgmQEAQYAyABEgKoBPD_BwE&amp;gclsrc=aw.ds</text:a></text:p>
          </table:table-cell>
          <table:table-cell table:style-name="ce13" office:value-type="float" office:value="2.48" calcext:value-type="float">
            <text:p>2.48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9" office:value-type="string" calcext:value-type="string">
            <text:p><text:a xlink:href="https://www.ebay.com/itm/New-Pro-Mini-Atmega328-5V-16M-Micro-controller-Board-Compatible-Nano-BBC/143559869934?hash=item216cd5c5ee:g:c2MAAOSwAr9Zfxbw" xlink:type="simple">https://www.ebay.com/itm/New-Pro-Mini-Atmega328-5V-16M-Micro-controller-Board-Compatible-Nano-BBC/143559869934?hash=item216cd5c5ee:g:c2MAAOSwAr9Zfxbw</text:a></text:p>
          </table:table-cell>
          <table:table-cell table:style-name="ce14"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table:style-name="ce9" office:value-type="string" calcext:value-type="string">
            <text:p><text:a xlink:href="https://www.amazon.com/flashtree-Atmega328-Development-Compatible-Arduino/dp/B07THJZJBC/ref=sr_1_2?keywords=pro+mini+328&amp;qid=1585175752&amp;refinements=p_85%3A2470955011&amp;rnid=2470954011&amp;rps=1&amp;sr=8-2" xlink:type="simple">https://www.amazon.com/flashtree-Atmega328-Development-Compatible-Arduino/dp/B07THJZJBC/ref=sr_1_2?keywords=pro+mini+328&amp;qid=1585175752&amp;refinements=p_85%3A2470955011&amp;rnid=2470954011&amp;rps=1&amp;sr=8-2</text:a></text:p>
          </table:table-cell>
          <table:table-cell table:style-name="ce14" office:value-type="float" office:value="4.99" calcext:value-type="float">
            <text:p>4.99</text:p>
          </table:table-cell>
          <table:table-cell table:number-columns-repeated="1019"/>
        </table:table-row>
        <table:table-row table:style-name="ro1" table:number-rows-repeated="212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nsor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1" table:number-rows-spanned="2">
            <text:p>Spec Link</text:p>
          </table:table-cell>
          <table:table-cell table:style-name="ce6" office:value-type="string" calcext:value-type="string" table:number-columns-spanned="2" table:number-rows-spanned="1">
            <text:p>Suppliers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3"/>
          <table:table-cell table:style-name="ce7" office:value-type="string" calcext:value-type="string">
            <text:p>Supplier</text:p>
          </table:table-cell>
          <table:table-cell table:style-name="ce11" office:value-type="string" calcext:value-type="string">
            <text:p>Cost (USD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BME280</text:p>
          </table:table-cell>
          <table:table-cell table:style-name="ce3" office:value-type="string" calcext:value-type="string" table:number-columns-spanned="1" table:number-rows-spanned="2">
            <text:p>Pressure/Temperature/Humidity/Barometric digital sensor</text:p>
          </table:table-cell>
          <table:table-cell table:style-name="ce20" office:value-type="string" calcext:value-type="string" table:number-columns-spanned="1" table:number-rows-spanned="2">
            <text:p><text:a xlink:href="https://www.bosch-sensortec.com/media/boschsensortec/downloads/datasheets/bst-bme280-ds002.pdf" xlink:type="simple">https://www.bosch-sensortec.com/media/boschsensortec/downloads/datasheets/bst-bme280-ds002.pdf</text:a></text:p>
          </table:table-cell>
          <table:table-cell table:style-name="ce9" office:value-type="string" calcext:value-type="string">
            <text:p><text:a xlink:href="https://www.aliexpress.com/item/32863566266.html?spm=a2g0o.productlist.0.0.7b0c7ab4A3MiWA&amp;algo_pvid=1caceaf6-b198-4aa6-b923-626ad8e138b0&amp;algo_expid=1caceaf6-b198-4aa6-b923-626ad8e138b0-2&amp;btsid=0ab6d69f15851758042281972e34a9&amp;ws_ab_test=searchweb0_0,searchweb201602_,searchweb201603_" xlink:type="simple">https://www.aliexpress.com/item/32863566266.html?spm=a2g0o.productlist.0.0.7b0c7ab4A3MiWA&amp;algo_pvid=1caceaf6-b198-4aa6-b923-626ad8e138b0&amp;algo_expid=1caceaf6-b198-4aa6-b923-626ad8e138b0-2&amp;btsid=0ab6d69f15851758042281972e34a9&amp;ws_ab_test=searchweb0_0,searchweb201602_,searchweb201603_</text:a>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table:style-name="ce10" office:value-type="string" calcext:value-type="string">
            <text:p>https://www.ebay.com/itm/BME280-Atmospheric-Pressure-Sensor-Temperature-Humidity-Sensor-For-Arduino-New/274013225432?_trkparms=ispr%3D1&amp;hash=item3fcc7601d8:g:mcMAAOSwPF9cc1cr&amp;enc=AQAEAAACQBPxNw%2BVj6nta7CKEs3N0qXACgP5OYUnSFKsWH%2Fzfdef4LejfgxIuzEQ0QuOhDyrYhV5mWN2lF6e2lr4tBXiZqSE66Pc1DtyyHcMhk%2FrAB%2F%2FMhhyJ88OqJ1k0h%2BK2fNUuxk9Gzfs%2BTkohjaMJS9VA8oz6WKOo2m7K966ZjcvB1tIzpQbVxBC09QjDK7%2FbFt3m4qxJE76h8Pj1N%2Fd%2BAj1zsR4%2FdoMHvgqYypi4fHxTJg73dSNRqNbnmavy5WZ7sm2%2FQG4dsrJAtxQdW6GluUDCaAbWHfqF7uCdt619zqkUQAhrp4dCMR1TgfeTYC3n9%2BlR1sTQyZWmFd2I%2BVx26XvUceUjobkuLVqqOUVRm%2B7weqDAYJjfhF17KFseKtkfYI%2FP8%2BljzRqoxJsZ%2BY8tdV2cqmau2%2FQLLOhruX73rXUOJCMTp7KXTmwMM4qpgIQSgwiUlazouj4kMS6WBOcOgCWKQzfMg%2B5rmWyVcjcEHFtHbOc4FgBYodEYLq8Z4aLcuPcc2qulo2uM9Vc9GO9jenitaJEDcxttseHZv2tczwDacvqlRHVr2FcugJzhh6YqkqJHR3yUW3WhSGQFyxhgAXiqZFuqi4bdeb8MVf24ANxd%2B6tyqbmWa1GFI44rAWspEGRPa%2F2HcxGtec7Hsc9viihsS%2BME9ByjPEXMa5mNPnsSsBhsO%2BVDFTUTux34BTEuHotBFEmywPNE6vPRRmaX8FbQl7nNAsgXrDhyOBT6jixZE4bVbd6jC%2BNnNcOHcr8U2Rx9Q%3D%3D&amp;checksum=27401322543220191335a60749888f25b695de052acb</text:p>
          </table:table-cell>
          <table:table-cell table:style-name="ce14" office:value-type="float" office:value="0.86" calcext:value-type="float">
            <text:p>0.86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PX53DP</text:p>
          </table:table-cell>
          <table:table-cell table:style-name="ce14" office:value-type="string" calcext:value-type="string">
            <text:p>Pressure sensor</text:p>
          </table:table-cell>
          <table:table-cell table:style-name="ce9" office:value-type="string" calcext:value-type="string">
            <text:p><text:a xlink:href="https://www.nxp.com/docs/en/data-sheet/MPX53.pdf" xlink:type="simple">https://www.nxp.com/docs/en/data-sheet/MPX53.pdf</text:a></text:p>
          </table:table-cell>
          <table:table-cell table:style-name="ce9" office:value-type="string" calcext:value-type="string">
            <text:p><text:a xlink:href="https://www.digikey.com/product-detail/en/nxp-usa-inc/MPX53DP/MPX53DP-ND/951812?utm_adgroup=Pressure%20Sensors%2C%20Transducers&amp;utm_source=google&amp;utm_medium=cpc&amp;utm_campaign=Shopping_Sensors%2C%20Transducers&amp;utm_term=&amp;productid=951812&amp;gclid=CjwKCAjwguzzBRBiEiwAgU0FTygtSnCX3yTIjufT8ad801__Zs7mJab15FZdUttd3bLJDy7j-RyeDRoC5NkQAvD_BwE" xlink:type="simple">https://www.digikey.com/product-detail/en/nxp-usa-inc/MPX53DP/MPX53DP-ND/951812?utm_adgroup=Pressure%20Sensors%2C%20Transducers&amp;utm_source=google&amp;utm_medium=cpc&amp;utm_campaign=Shopping_Sensors%2C%20Transducers&amp;utm_term=&amp;productid=951812&amp;gclid=CjwKCAjwguzzBRBiEiwAgU0FTygtSnCX3yTIjufT8ad801__Zs7mJab15FZdUttd3bLJDy7j-RyeDRoC5NkQAvD_BwE</text:a></text:p>
          </table:table-cell>
          <table:table-cell table:style-name="ce18" office:value-type="float" office:value="12.74" calcext:value-type="float">
            <text:p>12.74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PS20N0040D-D</text:p>
          </table:table-cell>
          <table:table-cell table:style-name="ce18" office:value-type="string" calcext:value-type="string">
            <text:p>Pressure sensor</text:p>
          </table:table-cell>
          <table:table-cell table:style-name="ce9" office:value-type="string" calcext:value-type="string">
            <text:p><text:a xlink:href="https://softroboticstoolkit.com/files/sorotoolkit/files/mps20n0040d-s_datasheet.pdf" xlink:type="simple">https://softroboticstoolkit.com/files/sorotoolkit/files/mps20n0040d-s_datasheet.pdf</text:a></text:p>
          </table:table-cell>
          <table:table-cell table:style-name="ce21" office:value-type="string" calcext:value-type="string">
            <text:p><text:a xlink:href="https://www.ebay.com/itm/MPS20N0040D-D-Sphygmomanometer-Pressure-Sensor-0-40kPa-DIP-6-For-Arduino-NEW/264489544469?epid=0&amp;hash=item3d94ce2b15:g:cdMAAOSwdkNdmetO" xlink:type="simple">https://www.ebay.com/itm/MPS20N0040D-D-Sphygmomanometer-Pressure-Sensor-0-40kPa-DIP-6-For-Arduino-NEW/264489544469?epid=0&amp;hash=item3d94ce2b15:g:cdMAAOSwdkNdmetO</text:a></text:p>
          </table:table-cell>
          <table:table-cell table:style-name="ce18" office:value-type="float" office:value="1.86" calcext:value-type="float">
            <text:p>1.86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HT35</text:p>
          </table:table-cell>
          <table:table-cell table:style-name="ce18" office:value-type="string" calcext:value-type="string">
            <text:p>Pressure/Humidity</text:p>
          </table:table-cell>
          <table:table-cell table:style-name="ce9" office:value-type="string" calcext:value-type="string">
            <text:p><text:a xlink:href="https://media.digikey.com/pdf/Data%20Sheets/Sensirion%20PDFs/HT_DS_SHT3x_DIS.pdf" xlink:type="simple">https://media.digikey.com/pdf/Data%20Sheets/Sensirion%20PDFs/HT_DS_SHT3x_DIS.pdf</text:a></text:p>
          </table:table-cell>
          <table:table-cell table:style-name="ce21" office:value-type="string" calcext:value-type="string">
            <text:p><text:a xlink:href="https://www.digikey.com/product-detail/en/101020592/1597-1684-ND/9697030?utm_campaign=buynow&amp;WT.z_cid=ref_octopart_dkc_buynow&amp;utm_medium=aggregator&amp;curr=usd&amp;site=us&amp;utm_source=octopart" xlink:type="simple">https://www.digikey.com/product-detail/en/101020592/1597-1684-ND/9697030?utm_campaign=buynow&amp;WT.z_cid=ref_octopart_dkc_buynow&amp;utm_medium=aggregator&amp;curr=usd&amp;site=us&amp;utm_source=octopart</text:a></text:p>
          </table:table-cell>
          <table:table-cell table:style-name="ce18" office:value-type="float" office:value="14.18" calcext:value-type="float">
            <text:p>14.18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HTU31D</text:p>
          </table:table-cell>
          <table:table-cell table:style-name="ce18" office:value-type="string" calcext:value-type="string">
            <text:p>Pressure/Humidity</text:p>
          </table:table-cell>
          <table:table-cell table:style-name="ce9" office:value-type="string" calcext:value-type="string">
            <text:p><text:a xlink:href="https://www.te.com/commerce/DocumentDelivery/DDEController?Action=showdoc&amp;DocId=Data+Sheet%7FHTU31D-RHT-SENSOR-IC-DIGITAL%7FA1%7Fpdf%7FEnglish%7FENG_DS_HTU31D-RHT-SENSOR-IC-DIGITAL_A1.pdf%7FCAT-HSC0007" xlink:type="simple">https://www.te.com/commerce/DocumentDelivery/DDEController?Action=showdoc&amp;DocId=Data+Sheet%7FHTU31D-RHT-SENSOR-IC-DIGITAL%7FA1%7Fpdf%7FEnglish%7FENG_DS_HTU31D-RHT-SENSOR-IC-DIGITAL_A1.pdf%7FCAT-HSC0007</text:a></text:p>
          </table:table-cell>
          <table:table-cell table:style-name="ce10" office:value-type="string" calcext:value-type="string">
            <text:p>no direct supply, waiting on company details</text:p>
          </table:table-cell>
          <table:table-cell table:style-name="ce18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M6331</text:p>
          </table:table-cell>
          <table:table-cell table:style-name="ce18" office:value-type="string" calcext:value-type="string">
            <text:p>Diff pressur sensor</text:p>
          </table:table-cell>
          <table:table-cell table:style-name="ce9" office:value-type="string" calcext:value-type="string">
            <text:p><text:a xlink:href="https://www.si-micro.com/fileadmin/00_smi_relaunch/product_tables/preliminary/SM6331-BCE-S-004-000.pdf" xlink:type="simple">https://www.si-micro.com/fileadmin/00_smi_relaunch/product_tables/preliminary/SM6331-BCE-S-004-000.pdf</text:a></text:p>
          </table:table-cell>
          <table:table-cell table:style-name="ce10" office:value-type="string" calcext:value-type="string">
            <text:p>no direct supply, waiting on company details</text:p>
          </table:table-cell>
          <table:table-cell table:style-name="ce18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PX2010</text:p>
          </table:table-cell>
          <table:table-cell table:style-name="ce18" office:value-type="string" calcext:value-type="string">
            <text:p>Pressure sensor</text:p>
          </table:table-cell>
          <table:table-cell table:style-name="ce9" office:value-type="string" calcext:value-type="string">
            <text:p><text:a xlink:href="https://4donline.ihs.com/images/VipMasterIC/IC/FSCL/FSCLS04131/FSCLS04131-1.pdf?hkey=EC6BD57738AE6E33B588C5F9AD3CEFA7" xlink:type="simple">https://4donline.ihs.com/images/VipMasterIC/IC/FSCL/FSCLS04131/FSCLS04131-1.pdf?hkey=EC6BD57738AE6E33B588C5F9AD3CEFA7</text:a></text:p>
          </table:table-cell>
          <table:table-cell table:style-name="ce21" office:value-type="string" calcext:value-type="string">
            <text:p><text:a xlink:href="https://www.rocelec.com/part/FREFREMPX2010GP" xlink:type="simple">https://www.rocelec.com/part/FREFREMPX2010GP</text:a></text:p>
          </table:table-cell>
          <table:table-cell table:style-name="ce18" office:value-type="float" office:value="9.39" calcext:value-type="float">
            <text:p>9.39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2SMPP-03</text:p>
          </table:table-cell>
          <table:table-cell table:style-name="ce18" office:value-type="string" calcext:value-type="string">
            <text:p>Pressure sensor</text:p>
          </table:table-cell>
          <table:table-cell table:style-name="ce9" office:value-type="string" calcext:value-type="string">
            <text:p><text:a xlink:href="https://omronfs.omron.com/en_US/ecb/products/pdf/en-2smpp-03.pdf" xlink:type="simple">https://omronfs.omron.com/en_US/ecb/products/pdf/en-2smpp-03.pdf</text:a></text:p>
          </table:table-cell>
          <table:table-cell table:style-name="ce21" office:value-type="string" calcext:value-type="string">
            <text:p><text:a xlink:href="https://www.digikey.com/product-detail/en/omron-electronics-inc-emc-div/2SMPP03/Z3639-ND/3671590" xlink:type="simple">https://www.digikey.com/product-detail/en/omron-electronics-inc-emc-div/2SMPP03/Z3639-ND/3671590</text:a></text:p>
          </table:table-cell>
          <table:table-cell table:style-name="ce18" office:value-type="float" office:value="7.66" calcext:value-type="float">
            <text:p>7.66</text:p>
          </table:table-cell>
          <table:table-cell table:number-columns-repeated="1019"/>
        </table:table-row>
        <table:table-row table:style-name="ro1" table:number-rows-repeated="209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uators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6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1" table:number-rows-spanned="2">
            <text:p>Spec Link</text:p>
          </table:table-cell>
          <table:table-cell table:style-name="ce6" office:value-type="string" calcext:value-type="string" table:number-columns-spanned="2" table:number-rows-spanned="1">
            <text:p>Suppliers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3"/>
          <table:table-cell table:style-name="ce7" office:value-type="string" calcext:value-type="string">
            <text:p>Supplier</text:p>
          </table:table-cell>
          <table:table-cell table:style-name="ce11" office:value-type="string" calcext:value-type="string">
            <text:p>Cost (USD)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A4988 Stepper Motor</text:p>
          </table:table-cell>
          <table:table-cell table:style-name="ce10" office:value-type="string" calcext:value-type="string">
            <text:p>Stepper motor controller</text:p>
          </table:table-cell>
          <table:table-cell table:style-name="ce10"/>
          <table:table-cell table:style-name="ce9" office:value-type="string" calcext:value-type="string">
            <text:p><text:a xlink:href="https://www.aliexpress.com/item/1851964212.html" xlink:type="simple">https://www.aliexpress.com/item/1851964212.html</text:a></text:p>
          </table:table-cell>
          <table:table-cell table:style-name="ce14" office:value-type="float" office:value="4.43" calcext:value-type="float">
            <text:p>4.4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FM-27 Buzzer</text:p>
          </table:table-cell>
          <table:table-cell table:style-name="ce10" office:value-type="string" calcext:value-type="string">
            <text:p>SFM-27 DC 3-24V 90DB Intermittent Beep Alarm Electronic Buzzer</text:p>
          </table:table-cell>
          <table:table-cell table:style-name="ce9" office:value-type="string" calcext:value-type="string">
            <text:p><text:a xlink:href="https://opencircuit.shop/resources/file/7379f0193d4549c771f0d61bd31d06b316cd4706466/SFM27-Datasheet.pdf" xlink:type="simple">https://opencircuit.shop/resources/file/7379f0193d4549c771f0d61bd31d06b316cd4706466/SFM27-Datasheet.pdf</text:a></text:p>
          </table:table-cell>
          <table:table-cell table:style-name="ce9" office:value-type="string" calcext:value-type="string">
            <text:p><text:a xlink:href="https://www.aliexpress.com/item/32671465979.html" xlink:type="simple">https://www.aliexpress.com/item/32671465979.html</text:a></text:p>
          </table:table-cell>
          <table:table-cell table:style-name="ce14" office:value-type="float" office:value="4.47" calcext:value-type="float">
            <text:p>4.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15">
          <table:table-cell/>
          <table:table-cell table:style-name="ce10" table:number-columns-repeated="3"/>
          <table:table-cell table:number-columns-repeated="1020"/>
        </table:table-row>
        <table:table-row table:style-name="ro1" table:number-rows-repeated="7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mi" table:style-name="ta4">
        <table:table-column table:style-name="co1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Spec Link</text:p>
          </table:table-cell>
          <table:table-cell table:style-name="ce6" office:value-type="string" calcext:value-type="string" table:number-columns-spanned="2" table:number-rows-spanned="1">
            <text:p>Suppliers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3"/>
          <table:table-cell table:style-name="ce7" office:value-type="string" calcext:value-type="string">
            <text:p>Supplier</text:p>
          </table:table-cell>
          <table:table-cell table:style-name="ce11" office:value-type="string" calcext:value-type="string">
            <text:p>Cost (USD)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M1638</text:p>
          </table:table-cell>
          <table:table-cell table:number-columns-repeated="2"/>
          <table:table-cell table:style-name="ce9" office:value-type="string" calcext:value-type="string">
            <text:p><text:a xlink:href="https://www.aliexpress.com/item/32807348409.html" xlink:type="simple">https://www.aliexpress.com/item/32807348409.html</text:a></text:p>
          </table:table-cell>
          <table:table-cell table:style-name="ce13"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KY-040</text:p>
          </table:table-cell>
          <table:table-cell table:style-name="ce10" office:value-type="string" calcext:value-type="string">
            <text:p>Rotary Encoder</text:p>
          </table:table-cell>
          <table:table-cell table:style-name="ce21" office:value-type="string" calcext:value-type="string">
            <text:p><text:a xlink:href="http://eeshop.unl.edu/pdf/KEYES%20Rotary%20encoder%20module%20KY-040.pdf" xlink:type="simple">http://eeshop.unl.edu/pdf/KEYES%20Rotary%20encoder%20module%20KY-040.pdf</text:a></text:p>
          </table:table-cell>
          <table:table-cell table:style-name="ce21" office:value-type="string" calcext:value-type="string">
            <text:p><text:a xlink:href="https://www.aliexpress.com/item/32881217457.html?spm=a2g0o.productlist.0.0.512d585aTxQw20&amp;s=p&amp;ad_pvid=20200325185050736469601899940004932872_1&amp;algo_pvid=6a98461a-0b12-422f-8ba6-1f8f781fea0c&amp;algo_expid=6a98461a-0b12-422f-8ba6-1f8f781fea0c-0&amp;btsid=0ab50f4415851874501528160ecc90&amp;ws_ab_test=searchweb0_0,searchweb201602_,searchweb201603_" xlink:type="simple">https://www.aliexpress.com/item/32881217457.html?spm=a2g0o.productlist.0.0.512d585aTxQw20&amp;s=p&amp;ad_pvid=20200325185050736469601899940004932872_1&amp;algo_pvid=6a98461a-0b12-422f-8ba6-1f8f781fea0c&amp;algo_expid=6a98461a-0b12-422f-8ba6-1f8f781fea0c-0&amp;btsid=0ab50f4415851874501528160ecc90&amp;ws_ab_test=searchweb0_0,searchweb201602_,searchweb201603_</text:a></text:p>
          </table:table-cell>
          <table:table-cell table:style-name="ce18"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TM1637</text:p>
          </table:table-cell>
          <table:table-cell table:style-name="ce18" office:value-type="string" calcext:value-type="string">
            <text:p>4-bit LED Display module</text:p>
          </table:table-cell>
          <table:table-cell table:style-name="ce22" office:value-type="string" calcext:value-type="string">
            <text:p><text:a xlink:href="https://retrocip.cz/files/tm1638.pdf" xlink:type="simple">https://retrocip.cz/files/tm1638.pdf</text:a></text:p>
          </table:table-cell>
          <table:table-cell table:style-name="ce9" office:value-type="string" calcext:value-type="string">
            <text:p><text:a xlink:href="https://www.aliexpress.com/item/1969258031.html?spm=a2g0o.productlist.0.0.38b1722brrnOCk&amp;algo_pvid=80e823cf-0bb4-42d0-a934-6e492481622c&amp;algo_expid=80e823cf-0bb4-42d0-a934-6e492481622c-6&amp;btsid=0ab6f82c15851881638853450e4296&amp;ws_ab_test=searchweb0_0,searchweb201602_,searchweb201603_" xlink:type="simple">https://www.aliexpress.com/item/1969258031.html?spm=a2g0o.productlist.0.0.38b1722brrnOCk&amp;algo_pvid=80e823cf-0bb4-42d0-a934-6e492481622c&amp;algo_expid=80e823cf-0bb4-42d0-a934-6e492481622c-6&amp;btsid=0ab6f82c15851881638853450e4296&amp;ws_ab_test=searchweb0_0,searchweb201602_,searchweb201603_</text:a></text:p>
          </table:table-cell>
          <table:table-cell table:style-name="ce18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 table:number-rows-repeated="995">
          <table:table-cell table:number-columns-repeated="3"/>
          <table:table-cell table:style-name="ce10"/>
          <table:table-cell table:number-columns-repeated="1020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wer" table:style-name="ta5">
        <table:table-column table:style-name="co1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Spec Link</text:p>
          </table:table-cell>
          <table:table-cell table:style-name="ce1" office:value-type="string" calcext:value-type="string" table:number-columns-spanned="2" table:number-rows-spanned="1">
            <text:p>Suppliers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3"/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Cost (USD)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C-DC Buck Regulator</text:p>
          </table:table-cell>
          <table:table-cell table:style-name="ce14" office:value-type="string" calcext:value-type="string">
            <text:p>DC regulation</text:p>
          </table:table-cell>
          <table:table-cell table:style-name="ce23" office:value-type="string" calcext:value-type="string">
            <text:p><text:a xlink:href="http://www.ti.com/lit/ds/symlink/lm2596.pdf" xlink:type="simple">http://www.ti.com/lit/ds/symlink/lm2596.pdf</text:a></text:p>
          </table:table-cell>
          <table:table-cell table:style-name="ce23" office:value-type="string" calcext:value-type="string">
            <text:p><text:a xlink:href="https://www.aliexpress.com/item/1859113573.html" xlink:type="simple">https://www.aliexpress.com/item/1859113573.html</text:a></text:p>
          </table:table-cell>
          <table:table-cell table:style-name="ce13" office:value-type="float" office:value="4.55" calcext:value-type="float">
            <text:p>4.55</text:p>
          </table:table-cell>
          <table:table-cell table:number-columns-repeated="1019"/>
        </table:table-row>
        <table:table-row table:style-name="ro1" table:number-rows-repeated="99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lack-Lato" svg:font-family="Slack-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crocontrollers" style:display-name="PageStyle_microcontroll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s" style:display-name="PageStyle_sens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uators" style:display-name="PageStyle_actua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i" style:display-name="PageStyle_hm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" style:display-name="PageStyle_pow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7" meta:object-count="0"/>
    <meta:generator>LibreOfficeDev/6.0.5.2$Linux_X86_64 LibreOffice_project/</meta:generator>
  </office:meta>
</office:document-meta>
</file>